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0D24ADBBA82B37A9056.png" manifest:media-type="image/png"/>
  <manifest:file-entry manifest:full-path="Pictures/10005B48000028BF000013BC13E2CB0675BB0745.wmf" manifest:media-type="image/x-wmf"/>
  <manifest:file-entry manifest:full-path="Pictures/1000020100000151000000D8821F4B05E431B03F.png" manifest:media-type="image/png"/>
  <manifest:file-entry manifest:full-path="Pictures/10004614000022D400001657AEF9A04801B00AC7.emf" manifest:media-type="image/x-emf"/>
  <manifest:file-entry manifest:full-path="Pictures/10000201000001B8000000EFD8185CC695F8E249.png" manifest:media-type="image/png"/>
  <manifest:file-entry manifest:full-path="Pictures/100048E400002D6E000018BCDCCCD98BC4CBE2BA.emf" manifest:media-type="image/x-emf"/>
  <manifest:file-entry manifest:full-path="Pictures/10000000000000E1000000CEB0D2E831AA6CAF6C.jpg" manifest:media-type="image/jpeg"/>
  <manifest:file-entry manifest:full-path="Pictures/100002010000019F000000E128BD096217F4178A.png" manifest:media-type="image/png"/>
  <manifest:file-entry manifest:full-path="Pictures/100002010000023300000111F66B9910C4F4E210.png" manifest:media-type="image/png"/>
  <manifest:file-entry manifest:full-path="Pictures/1000849600003044000015B1B9F8433A9A71DDAD.wmf" manifest:media-type="image/x-wmf"/>
  <manifest:file-entry manifest:full-path="Pictures/1000511600003A3D00001C2B8FA75C52AED69609.wmf" manifest:media-type="image/x-wmf"/>
  <manifest:file-entry manifest:full-path="Pictures/10000000000000B4000000F1D45315B88948CC62.jpg" manifest:media-type="image/jpeg"/>
  <manifest:file-entry manifest:full-path="Pictures/100002010000018A000000BFF8D70FA57205F360.png" manifest:media-type="image/png"/>
  <manifest:file-entry manifest:full-path="Pictures/100002010000019F000000E1C3F49C3418F14750.png" manifest:media-type="image/png"/>
  <manifest:file-entry manifest:full-path="Pictures/1000000000000121000001B26994106953DDCC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8" style:family="paragraph">
      <style:paragraph-properties fo:margin-top="0cm" fo:margin-bottom="0cm" fo:line-height="100%" fo:text-align="center" style:punctuation-wrap="simple" style:writing-mode="lr-tb"/>
      <style:text-properties fo:font-style="normal" style:font-style-asian="normal" style:font-style-complex="normal"/>
    </style:style>
    <style:style style:name="P59" style:family="paragraph">
      <loext:graphic-properties draw:fill="solid" draw:fill-color="#ffffff"/>
      <style:paragraph-properties fo:text-align="start" style:font-independent-line-spacing="true"/>
      <style:text-properties fo:font-size="24pt" fo:font-style="normal" style:font-style-asian="normal" style:font-style-complex="normal"/>
    </style:style>
    <style:style style:name="P60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1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62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5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6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</style:style>
    <style:style style:name="P67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68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7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text-indent="0cm"/>
    </style:style>
    <style:style style:name="P73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7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75" style:family="paragraph">
      <style:paragraph-properties fo:margin-top="0.113cm" fo:margin-bottom="0cm" fo:line-height="100%" fo:text-align="start" style:punctuation-wrap="hanging" style:writing-mode="lr-tb"/>
    </style:style>
    <style:style style:name="P7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loext:mime-type="image/x-wmf">
            <text:p/>
          </draw:image>
          <draw:image xlink:href="Pictures/100002010000023300000111F66B9910C4F4E21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 loext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6994106953DDCC6D.jpg" xlink:type="simple" xlink:show="embed" xlink:actuate="onLoad" loext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B0D2E831AA6CAF6C.jpg" xlink:type="simple" xlink:show="embed" xlink:actuate="onLoad" loext:mime-type="image/jpeg">
            <text:p/>
          </draw:image>
        </draw:frame>
        <draw:custom-shape draw:name="Rectangle 19" draw:style-name="gr11" draw:text-style-name="P1" draw:layer="layout" svg:width="7.984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cm" svg:height="2.279cm" svg:x="4.607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loext:mime-type="image/x-emf">
            <text:p/>
          </draw:image>
          <draw:image xlink:href="Pictures/10000201000001B8000000EFD8185CC695F8E24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4cm" svg:height="0.674cm" svg:x="0.766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loext:mime-type="image/x-emf">
            <text:p/>
          </draw:image>
          <draw:image xlink:href="Pictures/1000020100000151000000D8821F4B05E431B03F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loext:mime-type="image/x-wmf">
            <text:p/>
          </draw:image>
          <draw:image xlink:href="Pictures/100002010000018A000000BFF8D70FA57205F36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4.41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loext:mime-type="image/x-wmf">
            <text:p/>
          </draw:image>
          <draw:image xlink:href="Pictures/10000201000001D3000000D24ADBBA82B37A905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57" draw:layer="layout" svg:width="1.917cm" svg:height="0.801cm" svg:x="4.114cm" svg:y="4.868cm">
          <text:p text:style-name="P56"><text:span text:style-name="T58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3.339cm" svg:height="0.801cm" svg:x="5.665cm" svg:y="13.075cm">
          <text:p text:style-name="P56"><text:span text:style-name="T58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59" draw:layer="layout" svg:width="3.174cm" svg:height="1.93cm" svg:x="7.228cm" svg:y="8.996cm">
          <text:p text:style-name="P58"><text:span text:style-name="T57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3.026cm" svg:height="1.351cm" svg:x="5.822cm" svg:y="7.47cm">
          <text:p text:style-name="P56"><text:span text:style-name="T58">CPU-</text:span></text:p>
          <text:p text:style-name="P56"><text:span text:style-name="T58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60" draw:layer="layout" svg:width="3.275cm" svg:height="1.93cm" svg:x="7.325cm" svg:y="14.195cm">
          <text:p text:style-name="P20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8.225cm" svg:height="0.801cm" svg:x="11.929cm" svg:y="4.471cm">
          <text:p text:style-name="P56"><text:span text:style-name="T58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57" draw:layer="layout" svg:width="4.11cm" svg:height="0.801cm" svg:x="13.449cm" svg:y="5.525cm">
          <text:p text:style-name="P56"><text:span text:style-name="T58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61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57" draw:layer="layout" svg:width="6.402cm" svg:height="0.801cm" svg:x="12.898cm" svg:y="8.326cm">
          <text:p text:style-name="P56"><text:span text:style-name="T58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5.626cm" svg:height="1.901cm" svg:x="0.476cm" svg:y="9.926cm">
          <text:p text:style-name="P11"><text:span text:style-name="T58">Zustand aus</text:span></text:p>
          <text:p text:style-name="P11"><text:span text:style-name="T58">Betriebssystem-Sicht, </text:span></text:p>
          <text:p text:style-name="P11"><text:span text:style-name="T58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62"><text:span text:style-name="T59">Hinweise:</text:span></text:p>
          <text:list text:style-name="L17">
            <text:list-item>
              <text:p text:style-name="P63"><text:span text:style-name="T13">Auch im Zustand </text:span><text:span text:style-name="T60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63"><text:span text:style-name="T13">Skizze ohne „deprecated“ Methoden suspend(), resume(), destroy()</text:span></text:p>
            </text:list-item>
            <text:list-item>
              <text:p text:style-name="P63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57" draw:layer="layout" svg:width="7.031cm" svg:height="0.801cm" svg:x="12.553cm" svg:y="9.869cm">
          <text:p text:style-name="P56"><text:span text:style-name="T58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64" draw:layer="layout" svg:width="6.299cm" svg:height="0.801cm" svg:x="13.3cm" svg:y="10.927cm">
          <text:p text:style-name="P56"><text:span text:style-name="T58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61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1.955cm" svg:height="0.801cm" svg:x="9.074cm" svg:y="7.523cm">
          <text:p text:style-name="P56"><text:span text:style-name="T58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61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65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65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67" draw:layer="layout" svg:width="23.6cm" svg:height="12.064cm" svg:x="1.2cm" svg:y="3.81cm">
          <text:p text:style-name="P66"><text:span text:style-name="T61">class </text:span><text:span text:style-name="T62">MySemaphor</text:span><text:span text:style-name="T61"> {</text:span></text:p>
          <text:p text:style-name="P66"><text:span text:style-name="T61"><text:tab/></text:span><text:span text:style-name="T61">private int max;</text:span><text:span text:style-name="T61"><text:tab/></text:span><text:span text:style-name="T61"><text:tab/></text:span><text:span text:style-name="T63">// Anzahl der maximal möglichen Threads im kritischen Abschnitt</text:span></text:p>
          <text:p text:style-name="P66"><text:span text:style-name="T61"><text:tab/></text:span><text:span text:style-name="T61">private int free;</text:span><text:span text:style-name="T61"><text:tab/></text:span><text:span text:style-name="T61"><text:tab/></text:span><text:span text:style-name="T63">// Anzahl der verfügbaren Plätze im kritischen Abschnitt (so viele </text:span></text:p>
          <text:p text:style-name="P66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Threads dürfen noch in den kritischen Abschnitt rein)</text:span></text:p>
          <text:p text:style-name="P66"><text:span text:style-name="T61"><text:tab/></text:span><text:span text:style-name="T61">private int waiting;</text:span><text:span text:style-name="T61"><text:tab/></text:span><text:span text:style-name="T63">// Anzahl der in der P-Operation mit wait wartenden Threads (so </text:span></text:p>
          <text:p text:style-name="P66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viele Threads möchten aktuell in den kritischen Abschnitt rein)</text:span></text:p>
          <text:p text:style-name="P66"><text:span text:style-name="T61"/></text:p>
          <text:p text:style-name="P66"><text:span text:style-name="T61"><text:tab/></text:span><text:span text:style-name="T61">public </text:span><text:span text:style-name="T62">MySemaphor</text:span><text:span text:style-name="T61">() {</text:span></text:p>
          <text:p text:style-name="P66"><text:span text:style-name="T61"><text:tab/></text:span><text:span text:style-name="T61"><text:tab/></text:span><text:span text:style-name="T61">this(0);</text:span></text:p>
          <text:p text:style-name="P66"><text:span text:style-name="T61"><text:tab/></text:span><text:span text:style-name="T61">}</text:span></text:p>
          <text:p text:style-name="P66"><text:span text:style-name="T61"/></text:p>
          <text:p text:style-name="P66"><text:span text:style-name="T61"><text:tab/></text:span><text:span text:style-name="T61">public </text:span><text:span text:style-name="T62">MySemaphor</text:span><text:span text:style-name="T61">(int i) {</text:span></text:p>
          <text:p text:style-name="P66"><text:span text:style-name="T61"><text:tab/></text:span><text:span text:style-name="T61"><text:tab/></text:span><text:span text:style-name="T61">if (i &gt;=0) { </text:span></text:p>
          <text:p text:style-name="P66"><text:span text:style-name="T61"><text:tab/></text:span><text:span text:style-name="T61"><text:tab/></text:span><text:span text:style-name="T61"><text:tab/></text:span><text:span text:style-name="T61">max = i;</text:span></text:p>
          <text:p text:style-name="P66"><text:span text:style-name="T61"><text:tab/></text:span><text:span text:style-name="T61"><text:tab/></text:span><text:span text:style-name="T61">} else { </text:span></text:p>
          <text:p text:style-name="P66"><text:span text:style-name="T61"><text:tab/></text:span><text:span text:style-name="T61"><text:tab/></text:span><text:span text:style-name="T61"><text:tab/></text:span><text:span text:style-name="T61">max = 0;</text:span></text:p>
          <text:p text:style-name="P66"><text:span text:style-name="T61"><text:tab/></text:span><text:span text:style-name="T61"><text:tab/></text:span><text:span text:style-name="T61">}</text:span></text:p>
          <text:p text:style-name="P66"><text:span text:style-name="T61"><text:tab/></text:span><text:span text:style-name="T61"><text:tab/></text:span><text:span text:style-name="T61">free = max;</text:span></text:p>
          <text:p text:style-name="P66"><text:span text:style-name="T61"><text:tab/></text:span><text:span text:style-name="T61"><text:tab/></text:span><text:span text:style-name="T61">waiting = 0;</text:span></text:p>
          <text:p text:style-name="P66"><text:span text:style-name="T61"><text:tab/></text:span><text:span text:style-name="T61">}</text:span></text:p>
          <text:p text:style-name="P66"><text:span text:style-name="T61"/></text:p>
          <text:p text:style-name="P66"><text:span text:style-name="T61"><text:tab/></text:span><text:span text:style-name="T61">protected void finalize() throws Throwable {...}</text:span></text:p>
          <text:p text:style-name="P66"><text:span text:style-name="T61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8" draw:layer="layout" svg:width="20.319cm" svg:height="12.064cm" svg:x="2.752cm" svg:y="3.81cm">
          <text:p text:style-name="P47"><text:span text:style-name="T64">/**</text:span></text:p>
          <text:p text:style-name="P47"><text:span text:style-name="T64"><text:s text:c="2"/></text:span><text:span text:style-name="T64">* P-Operation</text:span></text:p>
          <text:p text:style-name="P47"><text:span text:style-name="T64"><text:s text:c="2"/></text:span><text:span text:style-name="T64">*/</text:span></text:p>
          <text:p text:style-name="P47"><text:span text:style-name="T65">public synchronized void P() </text:span></text:p>
          <text:p text:style-name="P47"><text:span text:style-name="T66">{</text:span></text:p>
          <text:p text:style-name="P47"><text:span text:style-name="T66"><text:s text:c="3"/></text:span><text:span text:style-name="T66">while (free &lt;= 0) </text:span></text:p>
          <text:p text:style-name="P47"><text:span text:style-name="T66"><text:s text:c="2"/></text:span><text:span text:style-name="T66">{</text:span></text:p>
          <text:p text:style-name="P47"><text:span text:style-name="T66"><text:s text:c="3"/></text:span><text:span text:style-name="T66"><text:tab/></text:span><text:span text:style-name="T66"> <text:s/></text:span><text:span text:style-name="T66">waiting++;</text:span><text:span text:style-name="T66"><text:tab/></text:span><text:span text:style-name="T66"><text:tab/></text:span><text:span text:style-name="T64">// Anzahl der wartenden Threads erh</text:span><text:span text:style-name="T67">ö</text:span><text:span text:style-name="T64">hen</text:span></text:p>
          <text:p text:style-name="P47"><text:span text:style-name="T66"><text:s text:c="5"/></text:span><text:span text:style-name="T66"><text:tab/></text:span><text:span text:style-name="T66"> <text:s/></text:span><text:span text:style-name="T66">try {</text:span></text:p>
          <text:p text:style-name="P47"><text:span text:style-name="T66"><text:s text:c="8"/></text:span><text:span text:style-name="T66"><text:tab/></text:span><text:span text:style-name="T66">this.</text:span><text:span text:style-name="T65">wait</text:span><text:span text:style-name="T66">(); </text:span></text:p>
          <text:p text:style-name="P47"><text:span text:style-name="T66"><text:s text:c="5"/></text:span><text:span text:style-name="T66"><text:tab/></text:span><text:span text:style-name="T66"> <text:s/></text:span><text:span text:style-name="T66">} catch (InterruptedException e) {}</text:span></text:p>
          <text:p text:style-name="P47"><text:span text:style-name="T66"><text:s text:c="5"/></text:span></text:p>
          <text:p text:style-name="P47"><text:span text:style-name="T66"><text:s text:c="9"/></text:span><text:span text:style-name="T66">waiting--;</text:span><text:span text:style-name="T66"><text:tab/></text:span><text:span text:style-name="T66"><text:tab/></text:span><text:span text:style-name="T64">// Anzahl der wartenden Threads vermindern</text:span></text:p>
          <text:p text:style-name="P47"><text:span text:style-name="T66"><text:s text:c="3"/></text:span><text:span text:style-name="T66">}</text:span></text:p>
          <text:p text:style-name="P47"><text:span text:style-name="T66"><text:s text:c="3"/></text:span><text:span text:style-name="T66">free--;</text:span><text:span text:style-name="T66"><text:tab/></text:span><text:span text:style-name="T66"><text:tab/></text:span><text:span text:style-name="T66"><text:tab/></text:span><text:span text:style-name="T66"><text:tab/></text:span><text:span text:style-name="T64">// Jetzt erst Semaphorz</text:span><text:span text:style-name="T67">ä</text:span><text:span text:style-name="T64">hler vermindern</text:span></text:p>
          <text:p text:style-name="P47"><text:span text:style-name="T66"><text:s/></text:span><text:span text:style-name="T66">}</text:span></text:p>
          <text:p text:style-name="P47"><text:span text:style-name="T68"/></text:p>
          <text:p text:style-name="P47"><text:span text:style-name="T6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9" draw:layer="layout" svg:width="20.319cm" svg:height="12.064cm" svg:x="2.752cm" svg:y="3.81cm">
          <text:p text:style-name="P47"><text:span text:style-name="T69">/**</text:span></text:p>
          <text:p text:style-name="P47"><text:span text:style-name="T69"><text:s text:c="2"/></text:span><text:span text:style-name="T69">* V-Operation</text:span></text:p>
          <text:p text:style-name="P47"><text:span text:style-name="T69"><text:s text:c="2"/></text:span><text:span text:style-name="T69">*/</text:span></text:p>
          <text:p text:style-name="P47"><text:span text:style-name="T70"><text:s/></text:span><text:span text:style-name="T71">public synchronized void V() </text:span></text:p>
          <text:p text:style-name="P47"><text:span text:style-name="T70">{</text:span></text:p>
          <text:p text:style-name="P47"><text:span text:style-name="T70"><text:s text:c="3"/></text:span><text:span text:style-name="T70">free++; <text:s/></text:span><text:span text:style-name="T69">// Semaphorzähler erhöhen</text:span></text:p>
          <text:p text:style-name="P47"><text:span text:style-name="T70"><text:s text:c="2"/></text:span></text:p>
          <text:p text:style-name="P47"><text:span text:style-name="T70"><text:s text:c="3"/></text:span><text:span text:style-name="T70">if (waiting &gt; 0) </text:span></text:p>
          <text:p text:style-name="P47"><text:span text:style-name="T70"><text:s text:c="3"/></text:span><text:span text:style-name="T70">{</text:span></text:p>
          <text:p text:style-name="P47"><text:span text:style-name="T70"><text:s text:c="3"/></text:span><text:span text:style-name="T70"><text:tab/></text:span><text:span text:style-name="T69">// Nur wenn ein anderer Thread wartet, </text:span></text:p>
          <text:p text:style-name="P47"><text:span text:style-name="T69"><text:s text:c="3"/></text:span><text:span text:style-name="T69"><text:tab/></text:span><text:span text:style-name="T69">// diesen mit notify benachrichtigen</text:span></text:p>
          <text:p text:style-name="P47"><text:span text:style-name="T70"><text:s text:c="3"/></text:span><text:span text:style-name="T70"><text:tab/></text:span><text:span text:style-name="T70">this.</text:span><text:span text:style-name="T71">notify</text:span><text:span text:style-name="T70">();</text:span></text:p>
          <text:p text:style-name="P47"><text:span text:style-name="T70"><text:s text:c="3"/></text:span><text:span text:style-name="T70">}</text:span></text:p>
          <text:p text:style-name="P47"><text:span text:style-name="T70"><text:s/></text:span><text:span text:style-name="T70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70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6">Programme können nicht mehr ausgeführt werden</text:span></text:p>
                  </text:list-item>
                </text:list>
              </text:list-item>
              <text:list-item>
                <text:p text:style-name="P70"><text:span text:style-name="T5">Das typische Problem: </text:span></text:p>
                <text:list>
                  <text:list-item>
                    <text:p text:style-name="P71"><text:span text:style-name="T16">Prozess P1 hat das Betriebsmittel B1 reserviert und wartet auf B2, das aber von P2 reserviert ist</text:span></text:p>
                  </text:list-item>
                  <text:list-item>
                    <text:p text:style-name="P71"><text:span text:style-name="T16">P2 wiederum wartet auf B1</text:span></text:p>
                  </text:list-item>
                  <text:list-item>
                    <text:p text:style-name="P71"><text:span text:style-name="T16">Beide Prozesse warten ewig</text:span></text:p>
                  </text:list-item>
                </text:list>
              </text:list-item>
              <text:list-item>
                <text:p text:style-name="P70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72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70"><text:span text:style-name="T5">Klassischer Deadlock mit zwei Prozessen und zwei Betriebsmitteln (Ressourcen) </text:span></text:p>
              </text:list-item>
              <text:list-item>
                <text:p text:style-name="P70"><text:span text:style-name="T5">Zur Darstellung nutzt man u.a. Betriebsmittelbelegungsgraphen</text:span></text:p>
              </text:list-item>
            </text:list>
            <text:p text:style-name="P72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79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3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g draw:name="Gruppieren 43">
          <draw:custom-shape draw:name="Oval 5" draw:style-name="gr39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09cm" svg:y1="7.802cm" svg:x2="7.602cm" svg:y2="7.802cm">
            <text:p/>
          </draw:line>
          <draw:line draw:name="Line 9" draw:style-name="gr40" draw:text-style-name="P1" draw:layer="layout" svg:x1="5.909cm" svg:y1="12.672cm" svg:x2="7.602cm" svg:y2="12.672cm">
            <text:p/>
          </draw:line>
          <draw:line draw:name="Line 10" draw:style-name="gr40" draw:text-style-name="P1" draw:layer="layout" svg:x1="16.28cm" svg:y1="7.802cm" svg:x2="17.974cm" svg:y2="7.802cm">
            <text:p/>
          </draw:line>
          <draw:line draw:name="Line 11" draw:style-name="gr40" draw:text-style-name="P1" draw:layer="layout" svg:x1="16.28cm" svg:y1="12.672cm" svg:x2="17.974cm" svg:y2="12.672cm">
            <text:p/>
          </draw:line>
          <draw:custom-shape draw:name="Oval 12" draw:style-name="gr41" draw:text-style-name="P74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4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55cm" svg:y1="7.802cm" svg:x2="6.755cm" svg:y2="9.496cm">
            <text:p/>
          </draw:line>
          <draw:line draw:name="Line 15" draw:style-name="gr42" draw:text-style-name="P1" draw:layer="layout" svg:x1="17.127cm" svg:y1="7.802cm" svg:x2="17.127cm" svg:y2="9.496cm">
            <text:p/>
          </draw:line>
          <draw:line draw:name="Line 16" draw:style-name="gr42" draw:text-style-name="P1" draw:layer="layout" svg:x1="6.755cm" svg:y1="10.978cm" svg:x2="6.755cm" svg:y2="12.672cm">
            <text:p/>
          </draw:line>
          <draw:line draw:name="Line 17" draw:style-name="gr40" draw:text-style-name="P1" draw:layer="layout" svg:x1="6.755cm" svg:y1="12.672cm" svg:x2="6.755cm" svg:y2="13.519cm">
            <text:p/>
          </draw:line>
          <draw:line draw:name="Line 22" draw:style-name="gr42" draw:text-style-name="P1" draw:layer="layout" svg:x1="17.127cm" svg:y1="10.978cm" svg:x2="17.127cm" svg:y2="12.672cm">
            <text:p/>
          </draw:line>
          <draw:line draw:name="Line 24" draw:style-name="gr40" draw:text-style-name="P1" draw:layer="layout" svg:x1="17.127cm" svg:y1="12.672cm" svg:x2="17.127cm" svg:y2="13.519cm">
            <text:p/>
          </draw:line>
          <draw:line draw:name="Line 26" draw:style-name="gr42" draw:text-style-name="P1" draw:layer="layout" svg:x1="11.835cm" svg:y1="6.531cm" svg:x2="7.179cm" svg:y2="12.672cm">
            <text:p/>
          </draw:line>
          <draw:line draw:name="Line 27" draw:style-name="gr42" draw:text-style-name="P1" draw:layer="layout" svg:x1="12.047cm" svg:y1="6.531cm" svg:x2="16.704cm" svg:y2="12.672cm">
            <text:p/>
          </draw:line>
          <draw:line draw:name="Line 28" draw:style-name="gr42" draw:text-style-name="P1" draw:layer="layout" svg:x1="11.412cm" svg:y1="6.319cm" svg:x2="6.967cm" svg:y2="7.802cm">
            <text:p/>
          </draw:line>
          <draw:custom-shape draw:name="Oval 6" draw:style-name="gr39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72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75"><text:span text:style-name="T10">t</text:span><text:span text:style-name="T72">x: Transitionen</text:span></text:p>
            <text:p text:style-name="P75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3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72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9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44cm" svg:y1="7.624cm" svg:x2="7.637cm" svg:y2="7.624cm">
            <text:p/>
          </draw:line>
          <draw:line draw:name="Line 9" draw:style-name="gr40" draw:text-style-name="P1" draw:layer="layout" svg:x1="5.944cm" svg:y1="12.492cm" svg:x2="7.637cm" svg:y2="12.492cm">
            <text:p/>
          </draw:line>
          <draw:line draw:name="Line 10" draw:style-name="gr40" draw:text-style-name="P1" draw:layer="layout" svg:x1="16.315cm" svg:y1="7.624cm" svg:x2="18.009cm" svg:y2="7.624cm">
            <text:p/>
          </draw:line>
          <draw:line draw:name="Line 11" draw:style-name="gr40" draw:text-style-name="P1" draw:layer="layout" svg:x1="16.315cm" svg:y1="12.492cm" svg:x2="18.009cm" svg:y2="12.492cm">
            <text:p/>
          </draw:line>
          <draw:custom-shape draw:name="Oval 12" draw:style-name="gr41" draw:text-style-name="P74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4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9cm" svg:y1="7.624cm" svg:x2="6.79cm" svg:y2="9.317cm">
            <text:p/>
          </draw:line>
          <draw:line draw:name="Line 15" draw:style-name="gr42" draw:text-style-name="P1" draw:layer="layout" svg:x1="17.162cm" svg:y1="7.624cm" svg:x2="17.162cm" svg:y2="9.317cm">
            <text:p/>
          </draw:line>
          <draw:line draw:name="Line 16" draw:style-name="gr42" draw:text-style-name="P1" draw:layer="layout" svg:x1="6.79cm" svg:y1="10.798cm" svg:x2="6.79cm" svg:y2="12.492cm">
            <text:p/>
          </draw:line>
          <draw:line draw:name="Line 17" draw:style-name="gr40" draw:text-style-name="P1" draw:layer="layout" svg:x1="6.79cm" svg:y1="12.492cm" svg:x2="6.79cm" svg:y2="13.338cm">
            <text:p/>
          </draw:line>
          <draw:line draw:name="Line 22" draw:style-name="gr42" draw:text-style-name="P1" draw:layer="layout" svg:x1="17.162cm" svg:y1="10.798cm" svg:x2="17.162cm" svg:y2="12.492cm">
            <text:p/>
          </draw:line>
          <draw:line draw:name="Line 24" draw:style-name="gr40" draw:text-style-name="P1" draw:layer="layout" svg:x1="17.162cm" svg:y1="12.492cm" svg:x2="17.162cm" svg:y2="13.338cm">
            <text:p/>
          </draw:line>
          <draw:line draw:name="Line 26" draw:style-name="gr42" draw:text-style-name="P1" draw:layer="layout" svg:x1="11.87cm" svg:y1="6.354cm" svg:x2="7.214cm" svg:y2="12.492cm">
            <text:p/>
          </draw:line>
          <draw:line draw:name="Line 27" draw:style-name="gr42" draw:text-style-name="P1" draw:layer="layout" svg:x1="12.082cm" svg:y1="6.354cm" svg:x2="16.739cm" svg:y2="12.492cm">
            <text:p/>
          </draw:line>
          <draw:line draw:name="Line 28" draw:style-name="gr42" draw:text-style-name="P1" draw:layer="layout" svg:x1="11.447cm" svg:y1="6.142cm" svg:x2="7.002cm" svg:y2="7.624cm">
            <text:p/>
          </draw:line>
          <draw:custom-shape draw:name="Oval 6" draw:style-name="gr39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75"><text:span text:style-name="T10">t</text:span><text:span text:style-name="T72">x: Transitionen</text:span></text:p>
            <text:p text:style-name="P75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6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8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7"><text:span text:style-name="T19">(2) Hold-and-wait</text:span></text:p>
                    <text:list>
                      <text:list-item>
                        <text:p text:style-name="P78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7"><text:span text:style-name="T19">(3) No preemption</text:span></text:p>
                    <text:list>
                      <text:list-item>
                        <text:p text:style-name="P78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7"><text:span text:style-name="T19">(4) Circular waiting </text:span><text:span text:style-name="T16">(hinreichend)</text:span></text:p>
                    <text:list>
                      <text:list-item>
                        <text:p text:style-name="P78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9"><text:span text:style-name="T73">public class myDeadlock</text:span><text:span text:style-name="T74"> <text:s/>{</text:span></text:p>
            <text:p text:style-name="P79"><text:span text:style-name="T74"><text:tab/></text:span><text:span text:style-name="T74">public static void main(String[] args) {</text:span></text:p>
            <text:p text:style-name="P79"><text:span text:style-name="T74"><text:tab/></text:span><text:span text:style-name="T74"><text:tab/></text:span><text:span text:style-name="T74">final Object resource1 = new Object(); </text:span><text:span text:style-name="T75">// Dummy-Objekte nur zur Demonstration</text:span><text:span text:style-name="T74"> </text:span></text:p>
            <text:p text:style-name="P79"><text:span text:style-name="T74"><text:tab/></text:span><text:span text:style-name="T74"><text:tab/></text:span><text:span text:style-name="T74">final Object resource2 = new Object();</text:span></text:p>
            <text:p text:style-name="P79"><text:span text:style-name="T74"/></text:p>
            <text:p text:style-name="P79"><text:span text:style-name="T74"><text:tab/></text:span><text:span text:style-name="T74"> <text:s text:c="12"/></text:span><text:span text:style-name="T73">Thread t1 </text:span><text:span text:style-name="T74">= new Thread( new Runnable() <text:s/>{</text:span></text:p>
            <text:p text:style-name="P7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9"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9"><text:span text:style-name="T74"><text:tab/></text:span><text:span text:style-name="T74"> <text:s text:c="11"/></text:span><text:span text:style-name="T74">);</text:span></text:p>
            <text:p text:style-name="P79"><text:span text:style-name="T74"/></text:p>
            <text:p text:style-name="P79"><text:span text:style-name="T74"><text:tab/></text:span><text:span text:style-name="T74"> <text:s text:c="11"/></text:span><text:span text:style-name="T73">Thread t2 </text:span><text:span text:style-name="T74">= new Thread( new Runnable() <text:s/>{</text:span></text:p>
            <text:p text:style-name="P7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9"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9"><text:span text:style-name="T74"><text:tab/></text:span><text:span text:style-name="T74"> <text:s text:c="9"/></text:span><text:span text:style-name="T74">);</text:span></text:p>
            <text:p text:style-name="P79"><text:span text:style-name="T74"/></text:p>
            <text:p text:style-name="P79"><text:span text:style-name="T74"><text:tab/></text:span><text:span text:style-name="T74"><text:tab/></text:span><text:span text:style-name="T74">t1.start(); t2.start();</text:span></text:p>
            <text:p text:style-name="P79"><text:span text:style-name="T74"><text:tab/></text:span><text:span text:style-name="T74">}</text:span></text:p>
            <text:p text:style-name="P79"><text:span text:style-name="T74">}</text:span></text:p>
            <text:p text:style-name="P80"><text:span text:style-name="T76"/></text:p>
            <text:p text:style-name="P80"><text:span text:style-name="T76"><text:tab/></text:span><text:span text:style-name="T76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3" draw:text-style-name="P1" draw:layer="layout" svg:width="10.397cm" svg:height="1.6cm" svg:x="12.7cm" svg:y="15.125cm">
          <text:p text:style-name="P81"><text:span text:style-name="T77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6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8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7"><text:span text:style-name="T19">Erkennen und beheben</text:span></text:p>
                    <text:list>
                      <text:list-item>
                        <text:p text:style-name="P78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8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2"><text:span text:style-name="T13">Rollback</text:span></text:p>
                          </text:list-item>
                          <text:list-item>
                            <text:p text:style-name="P82"><text:span text:style-name="T13">Prozessabbruch</text:span></text:p>
                          </text:list-item>
                          <text:list-item>
                            <text:p text:style-name="P82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7"><text:span text:style-name="T19">Dynamisches Verhindern</text:span></text:p>
                    <text:list>
                      <text:list-item>
                        <text:p text:style-name="P78"><text:span text:style-name="T17">Ressourcen vorsichtig zuteilen</text:span></text:p>
                      </text:list-item>
                    </text:list>
                  </text:list-item>
                  <text:list-item>
                    <text:p text:style-name="P77"><text:span text:style-name="T19">Vermeiden</text:span></text:p>
                    <text:list>
                      <text:list-item>
                        <text:p text:style-name="P78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3F49C3418F14750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28BD096217F4178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88</meta:editing-cycles>
    <meta:print-date>1999-04-08T16:15:23</meta:print-date>
    <meta:creation-date>1997-06-07T14:48:20</meta:creation-date>
    <dc:date>2020-05-02T08:43:56.077476887</dc:date>
    <meta:editing-duration>P1DT16H28M50S</meta:editing-duration>
    <meta:generator>LibreOffice/6.1.5.2$Linux_X86_64 LibreOffice_project/10$Build-2</meta:generator>
    <dc:creator>Tomas Pospisek</dc:creator>
    <meta:document-statistic meta:object-count="8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